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9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ADADA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#ADADA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wrap-option="wrap" fo:background-color="#ADADA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transparent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fo:background-color="transparent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2316666666667cm"/>
    </style:style>
    <style:style style:name="co3" style:family="table-column">
      <style:table-column-properties fo:break-before="auto" style:column-width="5.88433333333333cm"/>
    </style:style>
    <style:style style:name="co4" style:family="table-column">
      <style:table-column-properties fo:break-before="auto" style:column-width="14.224cm"/>
    </style:style>
    <style:style style:name="co5" style:family="table-column">
      <style:table-column-properties fo:break-before="auto" style:column-width="7.387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3.2pt" style:use-optimal-row-height="false" fo:break-before="auto"/>
    </style:style>
    <style:style style:name="ro3" style:family="table-row">
      <style:table-row-properties style:row-height="72pt" style:use-optimal-row-height="true" fo:break-before="auto"/>
    </style:style>
    <style:style style:name="ro4" style:family="table-row">
      <style:table-row-properties style:row-height="28.8pt" style:use-optimal-row-height="tru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43.2pt" style:use-optimal-row-height="true" fo:break-before="auto"/>
    </style:style>
    <style:style style:name="ro7" style:family="table-row">
      <style:table-row-properties style:row-height="29.4pt" style:use-optimal-row-height="true" fo:break-before="auto"/>
    </style:style>
    <style:style style:name="ro8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">
            <text:p>Inputs</text:p>
          </table:table-cell>
          <table:table-cell office:value-type="string" table:style-name="ce13">
            <text:p>Full Name</text:p>
          </table:table-cell>
          <table:table-cell office:value-type="string" table:style-name="ce13">
            <text:p>Contents</text:p>
          </table:table-cell>
          <table:table-cell office:value-type="string" table:style-name="ce14">
            <text:p>Description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/>
          <table:table-cell office:value-type="string" table:style-name="ce9">
            <text:p>PEB</text:p>
          </table:table-cell>
          <table:table-cell office:value-type="string" table:style-name="ce10">
            <text:p>Parent Expression Bus</text:p>
          </table:table-cell>
          <table:table-cell office:value-type="string" table:style-name="ce10">
            <text:p>[Resolve Flag(1-bit)][Expression(3-bit)][Child Left Value(4-bit)][Child Right Value(4-bit)]</text:p>
          </table:table-cell>
          <table:table-cell office:value-type="string" table:style-name="ce11">
            <text:p>Expression value passed from parent (Note this might not be produced by the parent node just passed from it)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/>
          <table:table-cell office:value-type="string" table:style-name="ce4">
            <text:p>PIB</text:p>
          </table:table-cell>
          <table:table-cell office:value-type="string" table:style-name="ce3">
            <text:p>Parent Instruction Bus</text:p>
          </table:table-cell>
          <table:table-cell office:value-type="string" table:style-name="ce3">
            <text:p>[Instruction(4-bits)][UniqueNodeID(4-bits)]</text:p>
          </table:table-cell>
          <table:table-cell office:value-type="string" table:style-name="ce5">
            <text:p>Instruction values passed from parent Note that instruction may be executed differently depending on the instruction and wether the contents of the bus matches the nodes UniqueNodeID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/>
          <table:table-cell office:value-type="string" table:style-name="ce4">
            <text:p>CRE</text:p>
          </table:table-cell>
          <table:table-cell office:value-type="string" table:style-name="ce3">
            <text:p>Child Right Expression Bus</text:p>
          </table:table-cell>
          <table:table-cell office:value-type="string" table:style-name="ce3">
            <text:p>[Resolve Flag(1-bit)][Expression(3-bit)][Child Left Value(4-bit)][Child Right Value(4-bit)]</text:p>
          </table:table-cell>
          <table:table-cell office:value-type="string" table:style-name="ce5">
            <text:p>Expression value passed from child right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/>
          <table:table-cell office:value-type="string" table:style-name="ce4">
            <text:p>CRI</text:p>
          </table:table-cell>
          <table:table-cell office:value-type="string" table:style-name="ce3">
            <text:p>Child Right Instruction Bus</text:p>
          </table:table-cell>
          <table:table-cell office:value-type="string" table:style-name="ce3">
            <text:p>[Instruction(4-bits)][UniqueNodeID(4-bits)]</text:p>
          </table:table-cell>
          <table:table-cell office:value-type="string" table:style-name="ce5">
            <text:p>Instruction values passed from child right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/>
          <table:table-cell office:value-type="string" table:style-name="ce4">
            <text:p>CLE</text:p>
          </table:table-cell>
          <table:table-cell office:value-type="string" table:style-name="ce3">
            <text:p>Child Left Expression Bus</text:p>
          </table:table-cell>
          <table:table-cell office:value-type="string" table:style-name="ce3">
            <text:p>[Resolve Flag(1-bit)][Expression(3-bit)][Child Left Value(4-bit)][Child Right Value(4-bit)]</text:p>
          </table:table-cell>
          <table:table-cell office:value-type="string" table:style-name="ce5">
            <text:p>Expression value passed from child left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/>
          <table:table-cell office:value-type="string" table:style-name="ce4">
            <text:p>CLI</text:p>
          </table:table-cell>
          <table:table-cell office:value-type="string" table:style-name="ce3">
            <text:p>Child Left Instruction Bus</text:p>
          </table:table-cell>
          <table:table-cell office:value-type="string" table:style-name="ce3">
            <text:p>[Instruction(4-bits)][UniqueNodeID(4-bits)]</text:p>
          </table:table-cell>
          <table:table-cell office:value-type="string" table:style-name="ce5">
            <text:p>Instruction values passed from child left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/>
          <table:table-cell office:value-type="string" table:style-name="ce4">
            <text:p>Internal Expression</text:p>
          </table:table-cell>
          <table:table-cell table:style-name="ce3"/>
          <table:table-cell office:value-type="string" table:style-name="ce3">
            <text:p>[Resolve Flag(1-bit)][Expression(3-bit)][Child Left Value(4-bit)][Child Right Value(4-bit)]</text:p>
          </table:table-cell>
          <table:table-cell office:value-type="string" table:style-name="ce5">
            <text:p>the nodes current resolve flag state, expression, child left and child right values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/>
          <table:table-cell office:value-type="string" table:style-name="ce4">
            <text:p>SFS</text:p>
          </table:table-cell>
          <table:table-cell office:value-type="string" table:style-name="ce3">
            <text:p>Stack Front Pointer</text:p>
          </table:table-cell>
          <table:table-cell office:value-type="string" table:style-name="ce3">
            <text:p>(4-bit)</text:p>
          </table:table-cell>
          <table:table-cell office:value-type="string" table:style-name="ce5">
            <text:p>points to the newest stack value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/>
          <table:table-cell office:value-type="string" table:style-name="ce4">
            <text:p>SBS</text:p>
          </table:table-cell>
          <table:table-cell office:value-type="string" table:style-name="ce3">
            <text:p>Stack Back Pointer</text:p>
          </table:table-cell>
          <table:table-cell office:value-type="string" table:style-name="ce3">
            <text:p>(4-bit)</text:p>
          </table:table-cell>
          <table:table-cell office:value-type="string" table:style-name="ce5">
            <text:p>points to the oldest value on the stack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/>
          <table:table-cell office:value-type="string" table:style-name="ce4">
            <text:p>RAM</text:p>
          </table:table-cell>
          <table:table-cell table:style-name="ce3"/>
          <table:table-cell office:value-type="string" table:style-name="ce3">
            <text:p>16*(4-bit)</text:p>
          </table:table-cell>
          <table:table-cell office:value-type="string" table:style-name="ce5">
            <text:p>The value stored in the current pointed RAM location (Might be SFS or SBS) depending on the RAM select output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/>
          <table:table-cell office:value-type="string" table:style-name="ce4">
            <text:p>Buffer</text:p>
          </table:table-cell>
          <table:table-cell table:style-name="ce3"/>
          <table:table-cell office:value-type="string" table:style-name="ce3">
            <text:p>(4-bit)</text:p>
          </table:table-cell>
          <table:table-cell office:value-type="string" table:style-name="ce5">
            <text:p>Ignore this register only used by names during decendant transformations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/>
          <table:table-cell office:value-type="string" table:style-name="ce4">
            <text:p>Clock</text:p>
          </table:table-cell>
          <table:table-cell table:number-columns-repeated="2" table:style-name="ce3"/>
          <table:table-cell office:value-type="string" table:style-name="ce5">
            <text:p>The globally used syncronising clock value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/>
          <table:table-cell office:value-type="string" table:style-name="ce4">
            <text:p>NewNodeID</text:p>
          </table:table-cell>
          <table:table-cell table:style-name="ce3"/>
          <table:table-cell office:value-type="string" table:style-name="ce3">
            <text:p>(4-bit)</text:p>
          </table:table-cell>
          <table:table-cell office:value-type="string" table:style-name="ce5">
            <text:p>Used if additional nodes are being attached to the graph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/>
          <table:table-cell office:value-type="string" table:style-name="ce6">
            <text:p>UniqueNodeID</text:p>
          </table:table-cell>
          <table:table-cell table:style-name="ce7"/>
          <table:table-cell office:value-type="string" table:style-name="ce7">
            <text:p>(4-bit)</text:p>
          </table:table-cell>
          <table:table-cell office:value-type="string" table:style-name="ce8">
            <text:p>The uniquely identifiable value that represents this node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2">
            <text:p>Outputs</text:p>
          </table:table-cell>
          <table:table-cell office:value-type="string" table:style-name="ce13">
            <text:p>Full Name</text:p>
          </table:table-cell>
          <table:table-cell office:value-type="string" table:style-name="ce13">
            <text:p>Contents</text:p>
          </table:table-cell>
          <table:table-cell office:value-type="string" table:style-name="ce14">
            <text:p>Description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7">
            <text:p>PEB</text:p>
          </table:table-cell>
          <table:table-cell office:value-type="string" table:style-name="ce10">
            <text:p>Parent Expression Bus</text:p>
          </table:table-cell>
          <table:table-cell office:value-type="string" table:style-name="ce10">
            <text:p>[Resolve Flag(1-bit)][Expression(3-bit)][Child Left Value(4-bit)][Child Right Value(4-bit)]</text:p>
          </table:table-cell>
          <table:table-cell office:value-type="string" table:style-name="ce11">
            <text:p>Expression Value Passed To Parent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5">
            <text:p>PIB</text:p>
          </table:table-cell>
          <table:table-cell office:value-type="string" table:style-name="ce3">
            <text:p>Parent Instruction Bus</text:p>
          </table:table-cell>
          <table:table-cell office:value-type="string" table:style-name="ce3">
            <text:p>[Instruction(4-bits)][UniqueNodeID(4-bits)]</text:p>
          </table:table-cell>
          <table:table-cell office:value-type="string" table:style-name="ce5">
            <text:p>Instruction Values Passed To Parent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5">
            <text:p>CRE</text:p>
          </table:table-cell>
          <table:table-cell office:value-type="string" table:style-name="ce3">
            <text:p>Child Right Expression Bus</text:p>
          </table:table-cell>
          <table:table-cell office:value-type="string" table:style-name="ce3">
            <text:p>[Resolve Flag(1-bit)][Expression(3-bit)][Child Left Value(4-bit)][Child Right Value(4-bit)]</text:p>
          </table:table-cell>
          <table:table-cell office:value-type="string" table:style-name="ce5">
            <text:p>Expression Value Passed To Child Right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5">
            <text:p>CRI</text:p>
          </table:table-cell>
          <table:table-cell office:value-type="string" table:style-name="ce3">
            <text:p>Child Right Instruction Bus</text:p>
          </table:table-cell>
          <table:table-cell office:value-type="string" table:style-name="ce3">
            <text:p>[Instruction(4-bits)][UniqueNodeID(4-bits)]</text:p>
          </table:table-cell>
          <table:table-cell office:value-type="string" table:style-name="ce5">
            <text:p>Instruction Values Passed To Child Right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5">
            <text:p>CLE</text:p>
          </table:table-cell>
          <table:table-cell office:value-type="string" table:style-name="ce3">
            <text:p>Child Left Expression Bus</text:p>
          </table:table-cell>
          <table:table-cell office:value-type="string" table:style-name="ce3">
            <text:p>[Resolve Flag(1-bit)][Expression(3-bit)][Child Left Value(4-bit)][Child Right Value(4-bit)]</text:p>
          </table:table-cell>
          <table:table-cell office:value-type="string" table:style-name="ce5">
            <text:p>Expression Values Passed To Child Left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5">
            <text:p>CLI</text:p>
          </table:table-cell>
          <table:table-cell office:value-type="string" table:style-name="ce3">
            <text:p>Child Left Instruction Bus</text:p>
          </table:table-cell>
          <table:table-cell office:value-type="string" table:style-name="ce3">
            <text:p>[Instruction(4-bits)][UniqueNodeID(4-bits)]</text:p>
          </table:table-cell>
          <table:table-cell office:value-type="string" table:style-name="ce5">
            <text:p>Instruction Values Passed To Child Left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5">
            <text:p>NewNode</text:p>
          </table:table-cell>
          <table:table-cell table:style-name="ce3"/>
          <table:table-cell office:value-type="string" table:style-name="ce3">
            <text:p>[Resolve Flag(1-bit)][Expression(3-bit)][Child Left Value(4-bit)][Child Right Value(4-bit)]</text:p>
          </table:table-cell>
          <table:table-cell office:value-type="string" table:style-name="ce5">
            <text:p>When the node updates its internal Resolve Flag, Expression, Child Left and Child Right Values It finds the new values on this bus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5">
            <text:p>GeneralOutput</text:p>
          </table:table-cell>
          <table:table-cell table:style-name="ce3"/>
          <table:table-cell office:value-type="string" table:style-name="ce3">
            <text:p>(4-bit)(4-bit)</text:p>
          </table:table-cell>
          <table:table-cell office:value-type="string" table:style-name="ce5">
            <text:p>When the node updates its internal stack values the new values come from here in the event only a (4-bit) number is needed the first 4 bits (bits 3-0) are used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5">
            <text:p>EXPwrite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A raised 1 causes the node to update its Resolve Flag, Expression, Child Left and Child Right Values with the ones on the NewNode output bus</text:p>
          </table:table-cell>
          <table:table-cell table:number-columns-repeated="16379"/>
        </table:table-row>
        <table:table-row table:style-name="ro8">
          <table:table-cell/>
          <table:table-cell office:value-type="string" table:style-name="ce15">
            <text:p>RamSelect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This output determines if either the front stack or back stack value is passed as the currently observed RAM address. 0 == Back Stack 1 == Front Stack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5">
            <text:p>FrontStack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A raised 1 causes the Front Stack to update it contents with the first 4 bits of the general output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5">
            <text:p>BackStack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A raised 1 causes the Back Stack to update it contents with the first 4 bits of the general output</text:p>
          </table:table-cell>
          <table:table-cell table:number-columns-repeated="16379"/>
        </table:table-row>
        <table:table-row table:style-name="ro6">
          <table:table-cell/>
          <table:table-cell office:value-type="string" table:style-name="ce15">
            <text:p>RamWrite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A raised 1 casues the currently pointed at RAM location to update its contents with the first 4 bits of the general output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5">
            <text:p>NewNode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A raised 1 causes the node to request a NewNodeID which will be stored in NewNodeID. (This value is produced externally if no remaining nodes exsist a 0 will be produced)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5">
            <text:p>ClearChildren</text:p>
          </table:table-cell>
          <table:table-cell table:style-name="ce3"/>
          <table:table-cell office:value-type="string" table:style-name="ce3">
            <text:p>(1-bit)</text:p>
          </table:table-cell>
          <table:table-cell office:value-type="string" table:style-name="ce5">
            <text:p>A raised 1 sets the child pointers to 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6">
            <text:p>StackClear</text:p>
          </table:table-cell>
          <table:table-cell table:style-name="ce7"/>
          <table:table-cell office:value-type="string" table:style-name="ce7">
            <text:p>(1-bit)</text:p>
          </table:table-cell>
          <table:table-cell office:value-type="string" table:style-name="ce8">
            <text:p>A raised 1 sets the SFS and SBS pointers to 0</text:p>
          </table:table-cell>
          <table:table-cell table:number-columns-repeated="16379"/>
        </table:table-row>
        <table:table-row table:number-rows-repeated="104854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meta:initial-creator>Harry Fitchett (25717330)</meta:initial-creator>
    <dc:creator>Harry Fitchett (25717330)</dc:creator>
    <meta:creation-date>2025-06-18T11:54:20Z</meta:creation-date>
    <dc:date>2025-06-18T12:34:05Z</dc:date>
    <meta:print-date>2025-06-18T12:33:31Z</meta:print-date>
  </office:meta>
</office:document-meta>
</file>